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cm" svg:stroke-color="#000000"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5" style:family="graphic" style:parent-style-name="standard">
      <style:graphic-properties svg:stroke-width="0.1cm" svg:stroke-color="#000000"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6"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7" style:family="graphic" style:parent-style-name="objectwithoutfill">
      <style:graphic-properties svg:stroke-width="0.1cm" draw:marker-start-width="0.5cm" draw:marker-end="Arrow" draw:marker-end-width="0.5cm" draw:fill="none"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style:font-name="Comic Sans MS" fo:font-size="30pt" style:font-size-asian="30pt" style:font-size-complex="30pt"/>
    </style:style>
    <style:style style:name="P3" style:family="paragraph">
      <style:text-properties style:font-name="Comic Sans MS" fo:font-size="30pt" style:font-size-asian="30pt" style:font-size-complex="30pt"/>
    </style:style>
    <style:style style:name="T1" style:family="text">
      <style:text-properties style:font-name="Comic Sans MS"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5.33cm" svg:height="2.3cm" svg:x="16.3cm" svg:y="9.4cm">
          <text:p text:style-name="P1"><text:span text:style-name="T1">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6cm" svg:height="2.3cm" svg:x="2cm" svg:y="9.4cm">
          <text:p text:style-name="P1"><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5cm" svg:y1="1.5cm" svg:x2="15cm" svg:y2="19.5cm">
          <text:p/>
        </draw:line>
        <draw:frame draw:style-name="gr3" draw:text-style-name="P3" draw:layer="layout" svg:width="5.95cm" svg:height="1.728cm" svg:x="4.9cm" svg:y="1.172cm">
          <draw:text-box>
            <text:p><text:span text:style-name="T1">User space</text:span></text:p>
          </draw:text-box>
        </draw:frame>
        <draw:frame draw:style-name="gr3" draw:text-style-name="P3" draw:layer="layout" svg:width="6.725cm" svg:height="1.728cm" svg:x="18.9cm" svg:y="1.2cm">
          <draw:text-box>
            <text:p><text:span text:style-name="T1">Kernel space</text:span></text:p>
          </draw:text-box>
        </draw:frame>
        <draw:custom-shape draw:style-name="gr4" draw:text-style-name="P2" draw:layer="layout" svg:width="12.9cm" svg:height="4cm" svg:x="15.4cm" svg:y="15.3cm">
          <text:p text:style-name="P1"><text:span text:style-name="T1">Virtual memory</text:span></text:p>
          <draw:enhanced-geometry svg:viewBox="0 0 21600 21600" draw:type="rectangle" draw:enhanced-path="M 0 0 L 21600 0 21600 21600 0 21600 0 0 Z N"/>
        </draw:custom-shape>
        <draw:custom-shape draw:style-name="gr5" draw:text-style-name="P2" draw:layer="layout" svg:width="2.909cm" svg:height="1.8cm" svg:x="15.891cm" svg:y="15.8cm">
          <text:p text:style-name="P1"><text:span text:style-name="T1">page</text:span></text:p>
          <draw:enhanced-geometry svg:viewBox="0 0 21600 21600" draw:type="rectangle" draw:enhanced-path="M 0 0 L 21600 0 21600 21600 0 21600 0 0 Z N"/>
        </draw:custom-shape>
        <draw:custom-shape draw:style-name="gr5" draw:text-style-name="P2" draw:layer="layout" svg:width="2.909cm" svg:height="1.8cm" svg:x="21.882cm" svg:y="15.8cm">
          <text:p text:style-name="P1"><text:span text:style-name="T1">page</text:span></text:p>
          <draw:enhanced-geometry svg:viewBox="0 0 21600 21600" draw:type="rectangle" draw:enhanced-path="M 0 0 L 21600 0 21600 21600 0 21600 0 0 Z N"/>
        </draw:custom-shape>
        <draw:custom-shape draw:style-name="gr5" draw:text-style-name="P2" draw:layer="layout" svg:width="2.909cm" svg:height="1.8cm" svg:x="24.891cm" svg:y="15.8cm">
          <text:p text:style-name="P1"><text:span text:style-name="T1">page</text:span></text:p>
          <draw:enhanced-geometry svg:viewBox="0 0 21600 21600" draw:type="rectangle" draw:enhanced-path="M 0 0 L 21600 0 21600 21600 0 21600 0 0 Z N"/>
        </draw:custom-shape>
        <draw:custom-shape draw:style-name="gr6" draw:text-style-name="P1" draw:layer="layout" svg:width="3.7cm" svg:height="4.7cm" svg:x="18.4cm" svg:y="11.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draw:layer="layout" svg:width="3.478cm" svg:height="1.728cm" svg:x="15.7cm" svg:y="12.372cm">
          <draw:text-box>
            <text:p><text:span text:style-name="T1">Touch</text:span></text:p>
          </draw:text-box>
        </draw:frame>
        <draw:custom-shape draw:style-name="gr4" draw:text-style-name="P2" draw:layer="layout" svg:width="12.9cm" svg:height="4cm" svg:x="1.7cm" svg:y="15.3cm">
          <text:p text:style-name="P1"><text:span text:style-name="T1">Virtual memory</text:span></text:p>
          <draw:enhanced-geometry svg:viewBox="0 0 21600 21600" draw:type="rectangle" draw:enhanced-path="M 0 0 L 21600 0 21600 21600 0 21600 0 0 Z N"/>
        </draw:custom-shape>
        <draw:custom-shape draw:style-name="gr5" draw:text-style-name="P2" draw:layer="layout" svg:width="2.909cm" svg:height="1.8cm" svg:x="2.191cm" svg:y="15.8cm">
          <text:p text:style-name="P1"><text:span text:style-name="T1">page</text:span></text:p>
          <draw:enhanced-geometry svg:viewBox="0 0 21600 21600" draw:type="rectangle" draw:enhanced-path="M 0 0 L 21600 0 21600 21600 0 21600 0 0 Z N"/>
        </draw:custom-shape>
        <draw:custom-shape draw:style-name="gr5" draw:text-style-name="P2" draw:layer="layout" svg:width="2.909cm" svg:height="1.8cm" svg:x="8.182cm" svg:y="15.8cm">
          <text:p text:style-name="P1"><text:span text:style-name="T1">page</text:span></text:p>
          <draw:enhanced-geometry svg:viewBox="0 0 21600 21600" draw:type="rectangle" draw:enhanced-path="M 0 0 L 21600 0 21600 21600 0 21600 0 0 Z N"/>
        </draw:custom-shape>
        <draw:custom-shape draw:style-name="gr5" draw:text-style-name="P2" draw:layer="layout" svg:width="2.909cm" svg:height="1.8cm" svg:x="11.191cm" svg:y="15.8cm">
          <text:p text:style-name="P1"><text:span text:style-name="T1">page</text:span></text:p>
          <draw:enhanced-geometry svg:viewBox="0 0 21600 21600" draw:type="rectangle" draw:enhanced-path="M 0 0 L 21600 0 21600 21600 0 21600 0 0 Z N"/>
        </draw:custom-shape>
        <draw:custom-shape draw:style-name="gr6" draw:text-style-name="P1" draw:layer="layout" svg:width="3.7cm" svg:height="4.7cm" svg:x="4.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draw:layer="layout" svg:width="3.478cm" svg:height="1.728cm" svg:x="1.922cm" svg:y="12.4cm">
          <draw:text-box>
            <text:p><text:span text:style-name="T1">Touch</text:span></text:p>
          </draw:text-box>
        </draw:frame>
        <draw:custom-shape draw:style-name="gr6" draw:text-style-name="P1" xml:id="id1" draw:id="id1" draw:layer="layout" svg:width="2.7cm" svg:height="2.2cm" svg:x="5.3cm" svg:y="15.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2" xml:id="id2" draw:id="id2" draw:layer="layout" svg:width="3.2cm" svg:height="2.3cm" svg:x="9.2cm" svg:y="9.6cm">
          <text:p text:style-name="P1"><text:span text:style-name="T1">g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8cm" svg:y1="16.377cm" svg:x2="10.8cm" svg:y2="11.9cm" draw:start-shape="id1" draw:start-glue-point="7" draw:end-shape="id2" draw:end-glue-point="2" svg:d="m8000 16377c1867 0 2800-1492 2800-4477" svg:viewBox="0 0 2801 4478">
          <text:p/>
        </draw:connector>
        <draw:custom-shape draw:style-name="gr6" draw:text-style-name="P1" xml:id="id3" draw:id="id3" draw:layer="layout" svg:width="3.8cm" svg:height="3.8cm" svg:x="8.9cm" svg:y="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7" draw:text-style-name="P1" draw:layer="layout" draw:type="curve" svg:x1="10.8cm" svg:y1="7.2cm" svg:x2="10.8cm" svg:y2="9.6cm" draw:start-shape="id3" draw:start-glue-point="8" draw:end-shape="id2" svg:d="m10800 7200v2400" svg:viewBox="0 0 1 2401">
          <text:p/>
        </draw:connector>
        <draw:frame draw:style-name="gr3" draw:text-style-name="P3" draw:layer="layout" svg:width="7.402cm" svg:height="1.728cm" svg:x="1.298cm" svg:y="4.372cm">
          <draw:text-box>
            <text:p><text:span text:style-name="T1">Easy to debug</text:span></text:p>
          </draw:text-box>
        </draw:frame>
        <draw:frame draw:style-name="gr3" draw:text-style-name="P3" draw:layer="layout" svg:width="3.3cm" svg:height="1.728cm" svg:x="10.8cm" svg:y="12.4cm">
          <draw:text-box>
            <text:p><text:span text:style-name="T1">SEGV</text:span></text:p>
          </draw:text-box>
        </draw:frame>
        <draw:custom-shape draw:style-name="gr6" draw:text-style-name="P1" draw:layer="layout" svg:width="2.7cm" svg:height="2.2cm" svg:x="19cm" svg:y="15.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2" xml:id="id5" draw:id="id5" draw:layer="layout" svg:width="5.2cm" svg:height="3.4cm" svg:x="22.9cm" svg:y="9.5cm">
          <text:p text:style-name="P1"><text:span text:style-name="T1">Halt!</text:span></text:p>
          <draw:enhanced-geometry svg:viewBox="0 0 21600 21600" draw:glue-points="10800 0 3160 3160 0 10800 3160 18440 10800 21600 18440 18440 21600 10800 18440 3160 ?f14 ?f15" draw:text-areas="3200 3200 18400 18400" draw:type="round-callout" draw:modifiers="-9585.23360892136 45359.36489267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1" xml:id="id4" draw:id="id4" draw:layer="layout" svg:width="3.8cm" svg:height="3.8cm" svg:x="23.6cm" svg:y="3.4cm">
          <text:p text:style-name="P1"/>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7" draw:text-style-name="P1" draw:layer="layout" draw:type="curve" svg:x1="25.5cm" svg:y1="7.2cm" svg:x2="25.5cm" svg:y2="9.5cm" draw:start-shape="id4" draw:end-shape="id5" draw:end-glue-point="4" svg:d="m25500 7200v2300" svg:viewBox="0 0 1 2301">
          <text:p/>
        </draw:connector>
        <draw:frame draw:style-name="gr3" draw:text-style-name="P3" draw:layer="layout" svg:width="6.183cm" svg:height="1.728cm" svg:x="17.217cm" svg:y="4.5cm">
          <draw:text-box>
            <text:p><text:span text:style-name="T1">Debug har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12-10T23:04:38.516332353</dc:date>
    <dc:creator>Okabe Kiwamu</dc:creator>
    <meta:editing-duration>PT17H33M18S</meta:editing-duration>
    <meta:editing-cycles>210</meta:editing-cycles>
    <meta:generator>LibreOffice/4.1.3.2$Linux_X86_64 LibreOffice_project/410m0$Build-2</meta:generator>
    <meta:document-statistic meta:object-count="29"/>
  </office:meta>
</office:document-meta>
</file>